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TheSansMonoConNormal1" svg:font-family="TheSansMonoConNormal" style:font-pitch="fixed"/>
    <style:font-face style:name="Albany AMT" svg:font-family="'Albany AMT'"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Body_20_Text">
      <style:text-properties style:font-name="Times New Roman1" style:font-name-asian="Times New Roman" style:font-name-complex="Times New Roman"/>
    </style:style>
    <style:style style:name="P2" style:family="paragraph" style:parent-style-name="Chapter_20_Number" style:master-page-name="Standard"/>
    <style:style style:name="P3" style:family="paragraph" style:parent-style-name="Body_20_Text">
      <style:paragraph-properties fo:margin-left="0in" fo:margin-right="0in" fo:text-indent="0in" style:auto-text-indent="false"/>
      <style:text-properties style:font-name="Times New Roman1" style:font-name-asian="Times New Roman" style:font-name-complex="Times New Roman"/>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TheSansMonoConNormal1" style:font-name-asian="Times New Roman" style:font-name-complex="Times New Roman"/>
    </style:style>
    <style:style style:name="T4" style:family="text" style:parent-style-name="Code_20_Inline">
      <style:text-properties style:font-name="Times New Roman1" style:font-name-asian="Times New Roman" style:font-name-complex="Times New Roman"/>
    </style:style>
    <style:style style:name="T5" style:family="text" style:parent-style-name="Code_20_Inline">
      <style:text-properties style:font-name="TheSansMonoConNormal" style:font-name-asian="Times New Roman" style:font-name-complex="Times New Roman"/>
    </style:style>
    <style:style style:name="T6" style:family="text">
      <style:text-properties style:font-name="Times New Roman1" style:font-name-asian="Times New Roman" style:font-name-complex="Times New Roman"/>
    </style:style>
    <style:style style:name="T7" style:family="text" style:parent-style-name="Code_20_Inline">
      <style:text-properties style:font-name="Times New Roman" style:font-name-asian="Times New Roman" style:font-name-complex="Times New Roman"/>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number:number-style style:name="N0">
      <number:number number:min-integer-digits="1"/>
    </number:number-style>
  </office:automatic-styles>
  <office:body>
    <office:text>
      <text:tracked-changes>
        <text:changed-region text:id="ct1303269608">
          <text:insertion>
            <office:change-info>
              <dc:creator>Ray Lischner</dc:creator>
              <dc:date>2006-09-15T15:12:00</dc:date>
            </office:change-info>
          </text:insertion>
        </text:changed-region>
        <text:changed-region text:id="ct1302751352">
          <text:deletion>
            <office:change-info>
              <dc:creator>Ray Lischner</dc:creator>
              <dc:date>2006-09-15T15:12:00</dc:date>
            </office:change-info>
            <text:p text:style-name="Body_20_Text">6</text:p>
          </text:deletion>
        </text:changed-region>
        <text:changed-region text:id="ct1302676360">
          <text:insertion>
            <office:change-info>
              <dc:creator>Ray Lischner</dc:creator>
              <dc:date>2006-09-15T15:11:00</dc:date>
            </office:change-info>
          </text:insertion>
        </text:changed-region>
        <text:changed-region text:id="ct1302678712">
          <text:deletion>
            <office:change-info>
              <dc:creator>Ray Lischner</dc:creator>
              <dc:date>2006-09-15T15:12:00</dc:date>
            </office:change-info>
            <text:p text:style-name="Body_20_Text">6</text:p>
          </text:deletion>
        </text:changed-region>
        <text:changed-region text:id="ct1302710820">
          <text:deletion>
            <office:change-info>
              <dc:creator>Ray Lischner</dc:creator>
              <dc:date>2006-09-15T15:12:00</dc:date>
            </office:change-info>
            <text:p text:style-name="Code">std::</text:p>
          </text:deletion>
        </text:changed-region>
        <text:changed-region text:id="ct1303284708">
          <text:insertion>
            <office:change-info>
              <dc:creator>Ray Lischner</dc:creator>
              <dc:date>2006-09-15T15:12:00</dc:date>
            </office:change-info>
          </text:insertion>
        </text:changed-region>
        <text:changed-region text:id="ct1302132076">
          <text:deletion>
            <office:change-info>
              <dc:creator>Ray Lischner</dc:creator>
              <dc:date>2006-09-15T15:12:00</dc:date>
            </office:change-info>
            <text:p text:style-name="Code">std::</text:p>
          </text:deletion>
        </text:changed-region>
        <text:changed-region text:id="ct1302132860">
          <text:insertion>
            <office:change-info>
              <dc:creator>Ray Lischner</dc:creator>
              <dc:date>2006-09-15T15:12:00</dc:date>
            </office:change-info>
          </text:insertion>
        </text:changed-region>
        <text:changed-region text:id="ct1302710372">
          <text:insertion>
            <office:change-info>
              <dc:creator>Ray Lischner</dc:creator>
              <dc:date>2006-09-15T15:12:00</dc:date>
            </office:change-info>
          </text:insertion>
        </text:changed-region>
        <text:changed-region text:id="ct1302742260">
          <text:deletion>
            <office:change-info>
              <dc:creator>Ray Lischner</dc:creator>
              <dc:date>2006-09-15T15:12:00</dc:date>
            </office:change-info>
            <text:p text:style-name="Code">pha</text:p>
          </text:deletion>
        </text:changed-region>
        <text:changed-region text:id="ct1303284260">
          <text:insertion>
            <office:change-info>
              <dc:creator>Ray Lischner</dc:creator>
              <dc:date>2006-10-05T14:34:00</dc:date>
            </office:change-info>
          </text:insertion>
        </text:changed-region>
        <text:changed-region text:id="ct1303778776">
          <text:insertion>
            <office:change-info>
              <dc:creator>Ray Lischner</dc:creator>
              <dc:date>2006-10-05T14:35:00</dc:date>
            </office:change-info>
          </text:insertion>
        </text:changed-region>
        <text:changed-region text:id="ct1303861152">
          <text:insertion>
            <office:change-info>
              <dc:creator>Ray Lischner</dc:creator>
              <dc:date>2006-10-05T14:36:00</dc:date>
            </office:change-info>
          </text:insertion>
        </text:changed-region>
        <text:changed-region text:id="ct1254618348">
          <text:insertion>
            <office:change-info>
              <dc:creator>Ray Lischner</dc:creator>
              <dc:date>2006-10-05T14:37:00</dc:date>
            </office:change-info>
          </text:insertion>
        </text:changed-region>
        <text:changed-region text:id="ct1302742036">
          <text:deletion>
            <office:change-info>
              <dc:creator>Ray Lischner</dc:creator>
              <dc:date>2006-09-15T15:14:00</dc:date>
            </office:change-info>
            <text:p text:style-name="P1">in</text:p>
          </text:deletion>
        </text:changed-region>
        <text:changed-region text:id="ct1302736528">
          <text:insertion>
            <office:change-info>
              <dc:creator>Ray Lischner</dc:creator>
              <dc:date>2006-09-15T15:14:00</dc:date>
            </office:change-info>
          </text:insertion>
        </text:changed-region>
        <text:changed-region text:id="ct1302741924">
          <text:insertion>
            <office:change-info>
              <dc:creator>Ray Lischner</dc:creator>
              <dc:date>2006-09-15T15:14:00</dc:date>
            </office:change-info>
          </text:insertion>
        </text:changed-region>
        <text:changed-region text:id="ct1236279144">
          <text:insertion>
            <office:change-info>
              <dc:creator>Ray Lischner</dc:creator>
              <dc:date>2006-10-05T14:38:00</dc:date>
            </office:change-info>
          </text:insertion>
        </text:changed-region>
        <text:changed-region text:id="ct1303159016">
          <text:deletion>
            <office:change-info>
              <dc:creator>Ray Lischner</dc:creator>
              <dc:date>2006-10-05T14:38:00</dc:date>
            </office:change-info>
            <text:p text:style-name="Body_20_Text"><text:s/><text:span text:style-name="T1">Go ahead and make that change to the program.</text:span><text:span text:style-name="T2"> The loop body should now look something like this:</text:span></text:p>
            <text:p text:style-name="Code_20_Single"><text:s text:c="8"/>copy.push_back(tolower(toupper(*w, native), native));</text:p>
          </text:deletion>
        </text:changed-region>
        <text:changed-region text:id="ct1303862832">
          <text:deletion>
            <office:change-info>
              <dc:creator>Ray Lischner</dc:creator>
              <dc:date>2006-10-05T14:39:00</dc:date>
            </office:change-info>
            <text:p text:style-name="Code_20_Single"/>
            <text:p text:style-name="Body_20_Text">Even with these hacks, however, you</text:p>
          </text:deletion>
        </text:changed-region>
        <text:changed-region text:id="ct1303158792">
          <text:insertion>
            <office:change-info>
              <dc:creator>Ray Lischner</dc:creator>
              <dc:date>2006-10-05T14:39:00</dc:date>
            </office:change-info>
          </text:insertion>
        </text:changed-region>
      </text:tracked-changes>
      <text:variable-decls>
        <text:variable-decl office:value-type="float" text:name="chapter"/>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variable-set text:name="comment" text:display="none" text:formula="ooow:0" office:value-type="float" office:value="0" style:data-style-name="N0"/>Exploration <text:variable-set text:name="chapter" office:value-type="float" office:value="18" style:data-style-name="N0">18</text:variable-set></text:p>
      <text:p text:style-name="Chapter_20_Title">Case-Folding</text:p>
      <text:p text:style-name="Body_20_Text_20_First">The next step to improving the word-counting program is to make sure it ignores case differences when counting. For example, the program should count <text:span text:style-name="Code_20_Inline">The</text:span> the same as <text:span text:style-name="Code_20_Inline">the</text:span>. This is a classic problem in computer programming. C++ offers some rudimentary help, but lacks some important fundamental pieces. This exploration takes a closer look at this trickier-than-it-seems-at-first issue.</text:p>
      <text:p text:style-name="Heading_20_1">Simple Cases</text:p>
      <text:p text:style-name="Body_20_Text_20_First">Western European languages have long made use of capital (or majuscule) letters and minuscule letters. The more familiar terms, uppercase and lowercase, arise from the early days of typesetting, when the type slugs for majuscule letters were kept in the upper cases, and beneath them were the cases or boxes that stored the minuscule letters.</text:p>
      <text:p text:style-name="Body_20_Text">In the <text:span text:style-name="Code_20_Inline">&lt;locale&gt;</text:span> header, C++ declares the <text:span text:style-name="Code_20_Inline">isupper</text:span> and <text:span text:style-name="Code_20_Inline">islower</text:span> functions. They take a character as the first argument and a <text:span text:style-name="Code_20_Inline">locale</text:span> as the second argument. The return value is a <text:span text:style-name="Code_20_Inline">bool</text:span>: <text:span text:style-name="Code_20_Inline">true</text:span> if the character is uppercase (or lowercase, respectively) and <text:span text:style-name="Code_20_Inline">false</text:span> if the character is lowercase (or uppercase) or not a letter:</text:p>
      <text:p text:style-name="Code_20_First"><text:hidden-text text:condition="ooow:" text:string-value=".assert" text:is-hidden="true"/>std::isupper('<text:span text:style-name="T3">A</text:span>', std::locale("")) == true</text:p>
      <text:p text:style-name="Code">std::islower('<text:span text:style-name="T3">A</text:span>', std::locale("")) == false</text:p>
      <text:p text:style-name="Code">std::isupper('<text:span text:style-name="T3">Æ</text:span>', std::locale("")) == true</text:p>
      <text:p text:style-name="Code">std::islower('<text:span text:style-name="T3">Æ</text:span>', std::locale("")) == false</text:p>
      <text:p text:style-name="Code">std::islower('<text:span text:style-name="T3">½</text:span>', std::locale("")) == false</text:p>
      <text:p text:style-name="Code_20_Last">std::isupper('<text:span text:style-name="T3">½</text:span>', std::locale("")) == false</text:p>
      <text:p text:style-name="Body_20_Text">The <text:span text:style-name="Code_20_Inline">&lt;locale&gt;</text:span> header also declares two functions to convert case: <text:span text:style-name="Code_20_Inline">toupper</text:span> converts lowercase to uppercase. If its character argument is not a lowercase letter, <text:span text:style-name="Code_20_Inline">toupper</text:span> returns the character as is. Similarly, <text:span text:style-name="Code_20_Inline">tolower</text:span> converts to lowercase if the character is an uppercase letter. Just like the category testing functions, the second argument is a <text:span text:style-name="Code_20_Inline">locale</text:span> object.</text:p>
      <text:p text:style-name="Body_20_Text">Now you can <text:span text:style-name="T1">modify the word-counting program to fold uppercase to lowercase, and count all words in lowercase.</text:span> Modify your program from Exploration 1<text:change-start text:change-id="ct1303269608"/>7<text:change-end text:change-id="ct1303269608"/><text:change text:change-id="ct1302751352"/>, or start with Listing 1<text:change-start text:change-id="ct1302676360"/>7<text:change-end text:change-id="ct1302676360"/><text:change text:change-id="ct1302678712"/>-4. If you have difficulty, take a look at Listing <text:variable-get text:name="chapter" office:value-type="float" style:data-style-name="N0">18</text:variable-get>-<text:reference-ref text:reference-format="text" text:ref-name="simple_casefold_code">1</text:reference-ref>.</text:p>
      <text:p text:style-name="Code_20_Caption">Listing <text:variable-get text:name="chapter" office:value-type="float" style:data-style-name="N0">18</text:variable-get>-<text:reference-mark-start text:name="simple_casefold_code"/><text:sequence text:ref-name="refText0" text:name="Text" text:formula="ooow:Text+1" style:num-format="1">1</text:sequence><text:reference-mark-end text:name="simple_casefold_code"/>. Folding uppercase to lowercase prior to counting words</text:p>
      <text:p text:style-name="Code_20_First">#include &lt;iostream&gt;</text:p>
      <text:p text:style-name="Code">#include &lt;istream&gt;</text:p>
      <text:p text:style-name="Code">#include &lt;locale&gt;</text:p>
      <text:p text:style-name="Code">#include &lt;map&gt;</text:p>
      <text:p text:style-name="Code">#include &lt;ostream&gt;</text:p>
      <text:p text:style-name="Code">#include &lt;string&gt;</text:p>
      <text:p text:style-name="Code"/>
      <text:p text:style-name="Code">int main()</text:p>
      <text:p text:style-name="Code">{</text:p>
      <text:p text:style-name="Code"><text:s text:c="2"/>using namespace std;</text:p>
      <text:p text:style-name="Code"><text:s text:c="2"/>typedef map&lt;string, int&gt; <text:s text:c="3"/>count_map;</text:p>
      <text:p text:style-name="Code"><text:s text:c="2"/>typedef count_map::iterator count_iter;</text:p>
      <text:p text:style-name="Code"/>
      <text:p text:style-name="Code"><text:s text:c="2"/>locale native(""); <text:s text:c="12"/>// get the native locale</text:p>
      <text:p text:style-name="Code"><text:s text:c="2"/><text:change text:change-id="ct1302710820"/>cin.imbue(native); <text:s text:c="4"/><text:change-start text:change-id="ct1303284708"/><text:s text:c="5"/><text:change-end text:change-id="ct1303284708"/><text:s text:c="3"/>// interpret the input and output according to</text:p>
      <text:p text:style-name="Code"><text:s text:c="2"/><text:change text:change-id="ct1302132076"/>cout.imbue(native); <text:s text:c="3"/><text:change-start text:change-id="ct1302132860"/><text:s text:c="5"/><text:change-end text:change-id="ct1302132860"/><text:s text:c="3"/>// the native locale</text:p>
      <text:p text:style-name="Code"/>
      <text:p text:style-name="Code"><text:s text:c="2"/>count_map counts;</text:p>
      <text:p text:style-name="Code"><text:s text:c="2"/>string word;</text:p>
      <text:p text:style-name="Code"/>
      <text:p text:style-name="Code"><text:s text:c="2"/>// Read words from the standard input and count the number of times</text:p>
      <text:p text:style-name="Code"><text:s text:c="2"/>// each word occurs.</text:p>
      <text:p text:style-name="Code"><text:s text:c="2"/>while (cin &gt;&gt; word)</text:p>
      <text:p text:style-name="Code"><text:s text:c="2"/>{</text:p>
      <text:p text:style-name="Code"><text:s text:c="4"/>// Make a copy of word, keeping only alphabetic characters.</text:p>
      <text:p text:style-name="Code"><text:s text:c="4"/>string copy;</text:p>
      <text:p text:style-name="Code"><text:s text:c="4"/>for (string::iterator w(word.begin()); w != word.end(); ++w)</text:p>
      <text:p text:style-name="Code"><text:s text:c="6"/>if (isal<text:change-start text:change-id="ct1302710372"/>num<text:change-end text:change-id="ct1302710372"/><text:change text:change-id="ct1302742260"/>(*w, native))</text:p>
      <text:p text:style-name="Code_20_Bold"><text:s text:c="8"/>copy.push_back(tolower(*w, native));</text:p>
      <text:p text:style-name="Code"><text:s text:c="4"/>// The "word" might be all punctuation, so the copy would be empty.</text:p>
      <text:p text:style-name="Code"><text:s text:c="4"/>// Don't count empty strings.</text:p>
      <text:p text:style-name="Code"><text:s text:c="4"/>if (not copy.empty())</text:p>
      <text:p text:style-name="Code"><text:s text:c="6"/>++counts[copy];</text:p>
      <text:p text:style-name="Code"><text:s text:c="2"/>}</text:p>
      <text:p text:style-name="Code"/>
      <text:p text:style-name="Code"><text:s text:c="2"/>// For each word/count pair, print the word &amp; count on one line.</text:p>
      <text:p text:style-name="Code"><text:s text:c="2"/>for (count_iter iter(counts.begin()); iter != counts.end(); ++iter)</text:p>
      <text:p text:style-name="Code"><text:s text:c="4"/>cout &lt;&lt; iter-&gt;first &lt;&lt; '\t' &lt;&lt; iter-&gt;second &lt;&lt; '\n';</text:p>
      <text:p text:style-name="Code_20_Last">}</text:p>
      <text:p text:style-name="Body_20_Text">That was easy. So what’s the problem?</text:p>
      <text:p text:style-name="Heading_20_1">Harder Cases</text:p>
      <text:p text:style-name="Production">I hope the production font has lots of Unicode glyphs. These glyphs are necessary. The discussion just doesn’t make much sense unless the reader can see the difference between a final and non-final sigma, for example. They don’t have to be Code Inline, however. If the main text font has these glyphs and the Code Inline font doesn’t, I can rewrite the section to accommodate.</text:p>
      <text:p text:style-name="Body_20_Text_20_First">Some of you, especially German readers, already know the problem. Several languages have letter combinations that do not map easily between upper and lower case, or one character maps to two characters. The German eszet, <text:span text:style-name="Code_20_Inline">'</text:span><text:span text:style-name="T4">ß</text:span><text:span text:style-name="Code_20_Inline">'</text:span>, is a lowercase letter; when you convert it to uppercase, you get two characters: <text:span text:style-name="Code_20_Inline">"SS"</text:span>. Thus, if your input file contains <text:span text:style-name="Code_20_Inline">"ESSEN"</text:span> and <text:span text:style-name="Code_20_Inline">"e</text:span><text:span text:style-name="T4">ß</text:span><text:span text:style-name="Code_20_Inline">en"</text:span>, you want them to map to the same word to be counted together, but that just isn’t feasible with C++. The way the program currently works, it maps <text:span text:style-name="Code_20_Inline">"ESSEN"</text:span> to <text:span text:style-name="Code_20_Inline">"essen"</text:span>, which is counted as a different word from <text:span text:style-name="Code_20_Inline">"e</text:span><text:span text:style-name="T4">ß</text:span><text:span text:style-name="Code_20_Inline">en"</text:span>. A naïve solution would be to map <text:span text:style-name="Code_20_Inline">"essen"</text:span> to <text:span text:style-name="Code_20_Inline">"e</text:span><text:span text:style-name="T4">ß</text:span><text:span text:style-name="Code_20_Inline">en"</text:span>, <text:s/>but not all uses of <text:span text:style-name="Code_20_Inline">"ss"</text:span> are equivalent to <text:span text:style-name="T4">'ß'</text:span>.</text:p>
      <text:p text:style-name="Body_20_Text">Greek readers know about another kind of problem. Greek has two forms of lowercase sigma: use <text:span text:style-name="Code_20_Inline">'</text:span><text:span text:style-name="T5">ς'</text:span><text:span text:style-name="T6"> at the end of a word and </text:span><text:span text:style-name="T5">'σ'</text:span><text:span text:style-name="T6"> elsewhere. Our simple program maps </text:span><text:span text:style-name="T5">'Σ'</text:span></text:p>
      <text:p text:style-name="P3">(uppercase sigma) to <text:span text:style-name="Code_20_Inline">'σ'</text:span>, so some words in all uppercase will not convert to a form that matches its lowercase version.<text:change-start text:change-id="ct1303284260"/></text:p>
      <text:p text:style-name="Body_20_Text">Sometimes, accents get lost during conversion, so mapping <text:span text:style-name="Code_20_Inline">'</text:span><text:change-end text:change-id="ct1303284260"/><text:change-start text:change-id="ct1303778776"/><text:span text:style-name="T7">é</text:span><text:span text:style-name="Code_20_Inline">'</text:span> to uppercase usually yields <text:span text:style-name="Code_20_Inline"><text:span text:style-name="Code_20_Inline">'</text:span></text:span><text:span text:style-name="Code_20_Inline"><text:span text:style-name="T7">É</text:span></text:span><text:span text:style-name="Code_20_Inline"><text:span text:style-name="Code_20_Inline">'</text:span></text:span>, but might also yield <text:span text:style-name="Code_20_Inline">'E'</text:span>. Mapping upper<text:change-end text:change-id="ct1303778776"/><text:change-start text:change-id="ct1303861152"/>case to lowercase has fewer problems in that <text:span text:style-name="Code_20_Inline">'</text:span><text:span text:style-name="T7">É</text:span><text:span text:style-name="Code_20_Inline">'</text:span> maps to <text:span text:style-name="Code_20_Inline">'</text:span><text:span text:style-name="T7">é</text:span><text:span text:style-name="Code_20_Inline">'</text:span>, but what if that <text:span text:style-name="Code_20_Inline">'E'</text:span>, which maps to <text:span text:style-name="Code_20_Inline">'e'</text:span>, really means <text:change-end text:change-id="ct1303861152"/><text:change-start text:change-id="ct1254618348"/><text:span text:style-name="Code_20_Inline"><text:span text:style-name="Code_20_Inline">'</text:span></text:span><text:span text:style-name="Code_20_Inline"><text:span text:style-name="T7">É</text:span></text:span><text:span text:style-name="Code_20_Inline"><text:span text:style-name="Code_20_Inline">'</text:span></text:span>, and you want it to map to <text:span text:style-name="Code_20_Inline">'</text:span><text:span text:style-name="T7">é</text:span><text:span text:style-name="Code_20_Inline">'</text:span>? The program has no way of knowing the writer’s intentions, so all it can do is map the letters it sees.<text:change-end text:change-id="ct1254618348"/></text:p>
      <text:p text:style-name="P1">Some character sets have more problems than others. For example, ISO 8859-1 has a lowercase <text:span text:style-name="Code_20_Inline">'ÿ'</text:span>, but not an uppercase equivalent (<text:span text:style-name="Code_20_Inline">'Ϋ'</text:span>). Windows 1252, on the other hand, extends ISO 8859-1, and one of the new code points is <text:span text:style-name="Code_20_Inline">'Ϋ'</text:span>. (<text:span text:style-name="T8">Code point</text:span><text:span text:style-name="T9"> is a fancy way of saying “numeric value that represents a character.” Although most programmers don’t use “code point” in everyday speech, those programmers who work closely with character set issues use it all the time, so you may as well get used to it. Mainstream programmers should become more accustomed to using this phrase.)</text:span></text:p>
      <text:p text:style-name="P1">In other words, converting case is impossible to do correctly <text:change text:change-id="ct1302742036"/><text:change-start text:change-id="ct1302736528"/>using only the<text:change-end text:change-id="ct1302736528"/> standard C++<text:change-start text:change-id="ct1302741924"/> library<text:change-end text:change-id="ct1302741924"/>.</text:p>
      <text:p text:style-name="P1">If you know your alphabet is one that C++ handles correctly, then go ahead and use <text:span text:style-name="Code_20_Inline">toupper</text:span> and <text:span text:style-name="Code_20_Inline">tolower</text:span>. For example, if you are writing a command line interpreter, and you have full control over the commands, and you decide that the user should be able to enter commands in any case, you simply make sure that the commands map correctly from one case to another. That is easy to do, and all character sets can map the 26 letters of the Roman alphabet without any problems.</text:p>
      <text:p text:style-name="P1">On the other hand, if your program accepts input from the user and you want to map that input to uppercase or lowercase, you cannot and must not use standard C++. For example, if you are writing a word processor, and you decide you need to implement some case-folding functions, you must write or acquire a non-standard function to implement the case-folding logic correctly. Most likely, you would need a library of character and string functions to implement your word processor, and case-folding would simply be one small part of this hypothetical library. (See the book’s web site for some links to non-hypothetical libraries that can help you.)</text:p>
      <text:p text:style-name="P1">What about our simple program? It isn’t always practical to handle the full, complete, correct handling of cases and characters when you just want to count a few words. The case-handling code would dwarf the word-counting code.</text:p>
      <text:p text:style-name="Body_20_Text"><text:span text:style-name="T6">In that case (pun intended), you have to accept the fact that your program will sometimes produce incorrect results. Our poor little program will never recognize that </text:span><text:span text:style-name="T5">"ESSEN"</text:span><text:span text:style-name="T6"> and </text:span><text:span text:style-name="T5">"e</text:span><text:span text:style-name="T4">ß</text:span><text:span text:style-name="T5">en"</text:span> are the same word, but in different cases. You can work around some of the multiple mappings (such as Greek sigma) by mapping to uppercase and then to lowercase.<text:change-start text:change-id="ct1236279144"/> On the other hand, that can introduce problems with some accented characters.<text:change-end text:change-id="ct1236279144"/><text:change text:change-id="ct1303159016"/><text:change text:change-id="ct1303862832"/><text:change-start text:change-id="ct1303158792"/> And I<text:change-end text:change-id="ct1303158792"/> still have not touched on the issue of whether <text:span text:style-name="Code_20_Inline">"naïve"</text:span> is the same word as <text:span text:style-name="Code_20_Inline">"naive</text:span><text:span text:style-name="Code_20_Inline"><text:span text:style-name="Code_20_Inline">"</text:span></text:span>. In some locales, the accents are significant, and these would be two different words. In other locales, they are the same word and should be counted together.</text:p>
      <text:p text:style-name="Body_20_Text">In some character sets, accented characters can be composed from separate non-accented characters followed by the desired accent. For example, you might write <text:span text:style-name="Code_20_Inline">"nai</text:span><text:span text:style-name="T4">¨</text:span><text:span text:style-name="Code_20_Inline">ve"</text:span>, which is the same as <text:span text:style-name="Code_20_Inline">"naïve"</text:span>.</text:p>
      <text:p text:style-name="Production">I’m cheating with nai¨ve, in the previous paragraph. Following strict Unicode rules, I should use a space and a combining diaresis (U+0020, U+0308), but OpenOffice.org does not display that combination as a combined character. How you end up typesetting the plain diaresis is, of course, up to you, but the idea is to have a plain letter i, followed by a plain diaresis.</text:p>
      <text:p text:style-name="Body_20_Text">I hope by now you are complete scared away from manipulating cases and characters. Far too many naïve programmers have become entangled in this web, or worse, simply wrote bad code. I was tempted to wait until much later in the book before throwing all this at you, but I know that many readers will want to improve the word-counting program by ignore case, so I decided to tackle the problem early.</text:p>
      <text:p text:style-name="Body_20_Text">Well, now you know better.</text:p>
      <text:p text:style-name="Body_20_Text">That doesn’t mean you can’t keep working on the word-counting program. The next exploration returns to the realm of the realistic and feasible, finally showing how to write your own functions.</text:p>
      <text:p text:style-name="Body_20_Text"/>
      <text:p text:style-name="Body_20_Text"><text:hidden-text text:condition="ooow:comment == 1" text:string-value="If you think the problems with German and Greek are tough, try Arabic which has no concept of case but has alternative glyphs for many letters and vowels whose explicit presence is usually optional. That gets really scary :-)" text:is-hidden="true">If you think the problems with German and Greek are tough, try Arabic which has no concept of case but has alternative glyphs for many letters and vowels whose explicit presence is usually optional. That gets really scary :-)</text:hidden-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TheSansMonoConNormal1" svg:font-family="TheSansMonoConNormal" style:font-pitch="fixed"/>
    <style:font-face style:name="Albany AMT" svg:font-family="'Albany AMT'"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Exploration 18 - Case-Folding</dc:title>
    <dc:subject>Exploring C++</dc:subject>
    <meta:initial-creator>Ray Lischner</meta:initial-creator>
    <meta:creation-date>2006-03-30T10:01:31</meta:creation-date>
    <dc:creator>Ray Lischner</dc:creator>
    <dc:date>2006-10-05T14:39:38</dc:date>
    <dc:language>en-US</dc:language>
    <meta:editing-cycles>65</meta:editing-cycles>
    <meta:editing-duration>P2DT9H39M23S</meta:editing-duration>
    <meta:user-defined meta:name="codex-configfile">apress-cpp-dox.xml</meta:user-defined>
    <meta:user-defined meta:name="codex-chapter-number">18</meta:user-defined>
    <meta:user-defined meta:name="codex-doxygen"/>
    <meta:user-defined meta:name="Info 4"/>
    <meta:document-statistic meta:table-count="0" meta:image-count="0" meta:object-count="0" meta:page-count="4" meta:paragraph-count="77" meta:word-count="1501" meta:character-count="8978"/>
  </office:meta>
</office:document-meta>
</file>